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4fd0c"/>
    </style:style>
    <style:style style:name="P2" style:family="paragraph" style:parent-style-name="Heading_20_1">
      <style:paragraph-properties fo:margin-top="0in" fo:margin-bottom="0in" style:contextual-spacing="false"/>
      <style:text-properties officeooo:paragraph-rsid="0014fd0c"/>
    </style:style>
    <style:style style:name="P3" style:family="paragraph" style:parent-style-name="Heading_20_1" style:list-style-name="">
      <style:paragraph-properties fo:margin-top="0in" fo:margin-bottom="0in" style:contextual-spacing="false"/>
      <style:text-properties officeooo:paragraph-rsid="0014fd0c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4fd0c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220. Minimum Bit Flips to Convert Number</text:h>
      <text:p text:style-name="P6">A <text:span text:style-name="Strong_20_Emphasis"><text:span text:style-name="T1">bit flip</text:span></text:span> of a number <text:span text:style-name="Source_20_Text"><text:span text:style-name="T2">x</text:span></text:span> is choosing a bit in the binary representation of <text:span text:style-name="Source_20_Text"><text:span text:style-name="T2">x</text:span></text:span> and <text:span text:style-name="Strong_20_Emphasis"><text:span text:style-name="T1">flipping</text:span></text:span> it from either <text:span text:style-name="Source_20_Text"><text:span text:style-name="T2">0</text:span></text:span> to <text:span text:style-name="Source_20_Text"><text:span text:style-name="T2">1</text:span></text:span> or <text:span text:style-name="Source_20_Text"><text:span text:style-name="T2">1</text:span></text:span> to <text:span text:style-name="Source_20_Text"><text:span text:style-name="T2">0</text:span></text:span>.</text:p>
      <text:list xml:id="list681819839" text:style-name="L1">
        <text:list-item>
          <text:p text:style-name="P7">For example, for <text:span text:style-name="Source_20_Text"><text:span text:style-name="T2">x = 7</text:span></text:span>, the binary representation is <text:span text:style-name="Source_20_Text"><text:span text:style-name="T2">111</text:span></text:span> and we may choose any bit (including any leading zeros not shown) and flip it. We can flip the first bit from the right to get <text:span text:style-name="Source_20_Text"><text:span text:style-name="T2">110</text:span></text:span>, flip the second bit from the right to get <text:span text:style-name="Source_20_Text"><text:span text:style-name="T2">101</text:span></text:span>, flip the fifth bit from the right (a leading zero) to get <text:span text:style-name="Source_20_Text"><text:span text:style-name="T2">10111</text:span></text:span>, etc.</text:p>
        </text:list-item>
      </text:list>
      <text:p text:style-name="P6">Given two integers <text:span text:style-name="Source_20_Text"><text:span text:style-name="T2">start</text:span></text:span> and <text:span text:style-name="Source_20_Text"><text:span text:style-name="T2">goal</text:span></text:span>, return<text:span text:style-name="Emphasis"><text:span text:style-name="T1"> the </text:span></text:span><text:span text:style-name="Emphasis"><text:span text:style-name="Strong_20_Emphasis"><text:span text:style-name="T1">minimum</text:span></text:span></text:span><text:span text:style-name="Emphasis"><text:span text:style-name="T1"> number of </text:span></text:span><text:span text:style-name="Emphasis"><text:span text:style-name="Strong_20_Emphasis"><text:span text:style-name="T1">bit flips</text:span></text:span></text:span><text:span text:style-name="Emphasis"><text:span text:style-name="T1"> to convert </text:span></text:span><text:span text:style-name="Source_20_Text"><text:span text:style-name="T2">start</text:span></text:span><text:span text:style-name="Emphasis"><text:span text:style-name="T1"> to </text:span></text:span><text:span text:style-name="Source_20_Text"><text:span text:style-name="T2">goal</text:span></text:span>.</text:p>
      <text:p text:style-name="P6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</text:span></text:span> start = 10, goal = 7</text:p>
      <text:p text:style-name="P5"><text:span text:style-name="Strong_20_Emphasis"><text:span text:style-name="T1">Output:</text:span></text:span> 3</text:p>
      <text:p text:style-name="P5"><text:span text:style-name="Strong_20_Emphasis"><text:span text:style-name="T1">Explanation:</text:span></text:span> The binary representation of 10 and 7 are 1010 and 0111 respectively. We can convert 10 to 7 in 3 steps:</text:p>
      <text:p text:style-name="P5">- Flip the first bit from the right: 101<text:span text:style-name="T3">0</text:span> -&gt; 101<text:span text:style-name="T3">1</text:span>.</text:p>
      <text:p text:style-name="P5">- Flip the third bit from the right: 1<text:span text:style-name="T3">0</text:span>11 -&gt; 1<text:span text:style-name="T3">1</text:span>11.</text:p>
      <text:p text:style-name="P5">- Flip the fourth bit from the right: <text:span text:style-name="T3">1</text:span>111 -&gt; <text:span text:style-name="T3">0</text:span>111.</text:p>
      <text:p text:style-name="P4">It can be shown we cannot convert 10 to 7 in less than 3 steps. Hence, we return 3.</text:p>
      <text:p text:style-name="P6"><text:span text:style-name="Strong_20_Emphasis"><text:span text:style-name="T1">Example 2:</text:span></text:span></text:p>
      <text:p text:style-name="P5"><text:span text:style-name="Strong_20_Emphasis"><text:span text:style-name="T1">Input:</text:span></text:span> start = 3, goal = 4</text:p>
      <text:p text:style-name="P5"><text:span text:style-name="Strong_20_Emphasis"><text:span text:style-name="T1">Output:</text:span></text:span> 3</text:p>
      <text:p text:style-name="P5"><text:span text:style-name="Strong_20_Emphasis"><text:span text:style-name="T1">Explanation:</text:span></text:span> The binary representation of 3 and 4 are 011 and 100 respectively. We can convert 3 to 4 in 3 steps:</text:p>
      <text:p text:style-name="P5">- Flip the first bit from the right: 01<text:span text:style-name="T3">1</text:span> -&gt; 01<text:span text:style-name="T3">0</text:span>.</text:p>
      <text:p text:style-name="P5">- Flip the second bit from the right: 0<text:span text:style-name="T3">1</text:span>0 -&gt; 0<text:span text:style-name="T3">0</text:span>0.</text:p>
      <text:p text:style-name="P5">- Flip the third bit from the right: <text:span text:style-name="T3">0</text:span>00 -&gt; <text:span text:style-name="T3">1</text:span>00.</text:p>
      <text:p text:style-name="P4">It can be shown we cannot convert 3 to 4 in less than 3 steps. Hence, we return 3.</text:p>
      <text:p text:style-name="P6"> </text:p>
      <text:p text:style-name="P6"><text:span text:style-name="Strong_20_Emphasis"><text:span text:style-name="T1">Constraints:</text:span></text:span></text:p>
      <text:list xml:id="list2982355946" text:style-name="L2">
        <text:list-item>
          <text:p text:style-name="P9"><text:span text:style-name="Source_20_Text"><text:span text:style-name="T2">0 &lt;= start, goal &lt;= 10</text:span></text:span><text:span text:style-name="Source_20_Text"><text:span text:style-name="T1">9</text:span></text:span></text:p>
        </text:list-item>
      </text:list>
      <text:p text:style-name="Text_20_body"/>
      <text:h text:style-name="P1" text:outline-level="1">2220. Minimum Bit Flips to Convert Number</text:h>
      <text:p text:style-name="P8">/*</text:p>
      <text:p text:style-name="P8"><text:s text:c="2"/><text:span text:style-name="T4"><text:s text:c="2"/>Bit manimulation: left shift</text:span></text:p>
      <text:p text:style-name="P8"><text:s text:c="4"/>Time complexity: O(32)=O(1)</text:p>
      <text:p text:style-name="P8"><text:s text:c="4"/>Space complexity: O(1)</text:p>
      <text:p text:style-name="P8">*/</text:p>
      <text:p text:style-name="P8">class Solution {</text:p>
      <text:p text:style-name="P8"><text:s text:c="4"/>public:</text:p>
      <text:p text:style-name="P8"><text:s text:c="8"/>int minBitFlips(int start, int goal) {</text:p>
      <text:p text:style-name="P8"><text:s text:c="12"/>int xored=start^goal;</text:p>
      <text:p text:style-name="P8"><text:s text:c="12"/>int ans=0;</text:p>
      <text:p text:style-name="P8"><text:s text:c="12"/>while(xored){</text:p>
      <text:p text:style-name="P8"><text:s text:c="16"/>if(xored&amp;1) ans++;</text:p>
      <text:p text:style-name="P8"><text:s text:c="16"/>xored&gt;&gt;=1;</text:p>
      <text:p text:style-name="P8"><text:s text:c="12"/>}</text:p>
      <text:p text:style-name="P8"><text:s text:c="12"/>return ans;</text:p>
      <text:p text:style-name="P8"><text:s text:c="8"/>}</text:p>
      <text:p text:style-name="P8">};</text:p>
      <text:h text:style-name="P2" text:outline-level="1">2220. Minimum Bit Flips to Convert Number</text:h>
      <text:p text:style-name="P10">/*</text:p>
      <text:p text:style-name="P10"><text:s text:c="4"/><text:span text:style-name="T4">Built-in bitset</text:span></text:p>
      <text:p text:style-name="P10"><text:s text:c="4"/>Time complexity: O(32)=O(1)</text:p>
      <text:p text:style-name="P10"><text:s text:c="4"/>Space complexity: O(1)</text:p>
      <text:p text:style-name="P10">*/</text:p>
      <text:p text:style-name="P10">class Solution {</text:p>
      <text:p text:style-name="P10">public:</text:p>
      <text:p text:style-name="P10"><text:s text:c="4"/>int minBitFlips(int start, int goal) {</text:p>
      <text:p text:style-name="P10"><text:s text:c="8"/>return std::bitset&lt;32&gt;(start^goal).count();</text:p>
      <text:p text:style-name="P10"><text:s text:c="4"/>}</text:p>
      <text:p text:style-name="P10">};</text:p>
      <text:h text:style-name="P3" text:outline-level="1"/>
      <text:h text:style-name="P1" text:outline-level="1">2220. Minimum Bit Flips to Convert Number</text:h>
      <text:p text:style-name="P10">/*</text:p>
      <text:p text:style-name="P10"><text:s text:c="4"/><text:span text:style-name="T4">Built-in function: Count set bits</text:span></text:p>
      <text:p text:style-name="P10"><text:s text:c="4"/>Time complexity: O(32)=O(1)</text:p>
      <text:p text:style-name="P10"><text:s text:c="4"/>Space complexity: O(1)</text:p>
      <text:p text:style-name="P10">*/</text:p>
      <text:p text:style-name="P10">class Solution {</text:p>
      <text:p text:style-name="P10">public:</text:p>
      <text:p text:style-name="P10"><text:s text:c="4"/>int minBitFlips(int start, int goal) {</text:p>
      <text:p text:style-name="P10"><text:s text:c="8"/>return __builtin_popcount(start ^ goal);</text:p>
      <text:p text:style-name="P10"><text:s text:c="4"/>}</text:p>
      <text:p text:style-name="P10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8:49:11.537384035</meta:creation-date>
    <dc:date>2024-09-11T08:54:57.786712172</dc:date>
    <meta:editing-duration>PT5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405" meta:character-count="2289" meta:non-whitespace-character-count="1768"/>
  </office:meta>
</office:document-meta>
</file>